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image/png" manifest:full-path="Pictures/1000000000000400000003002397F3FC.png"/>
  <manifest:file-entry manifest:media-type="image/png" manifest:full-path="Pictures/100000000000000800000008913C835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4">
      <style:graphic-properties draw:stroke="solid" svg:stroke-width="0.102cm" svg:stroke-color="#ffffff" draw:marker-start-width="0.352cm" draw:marker-end-width="0.352cm" draw:fill="none" draw:textarea-horizontal-align="center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pr1" style:family="presentation" style:parent-style-name="TWU_5f_Template-title">
      <style:graphic-properties draw:fill-color="#ffffff" draw:auto-grow-height="true" fo:min-height="4.58cm"/>
    </style:style>
    <style:style style:name="pr2" style:family="presentation" style:parent-style-name="TWU_5f_Template-subtitle" style:list-style-name="L5">
      <style:graphic-properties draw:fill-color="#ffffff" draw:auto-grow-height="true" fo:min-height="10.216cm"/>
    </style:style>
    <style:style style:name="pr3" style:family="presentation" style:parent-style-name="TWU_5f_Template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827cm"/>
    </style:style>
    <style:style style:name="pr5" style:family="presentation" style:parent-style-name="Default-outline1">
      <style:graphic-properties fo:min-height="14.963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text-properties fo:font-size="16pt"/>
    </style:style>
    <style:style style:name="P6" style:family="paragraph">
      <style:text-properties fo:font-style="italic" style:font-style-asian="italic" style:font-style-complex="italic"/>
    </style:style>
    <style:style style:name="T1" style:family="text">
      <style:text-properties fo:font-size="28pt"/>
    </style:style>
    <style:style style:name="T2" style:family="text">
      <style:text-properties fo:color="#ffff00"/>
    </style:style>
    <style:style style:name="T3" style:family="text">
      <style:text-properties style:text-position="0% 100%"/>
    </style:style>
    <style:style style:name="T4" style:family="text">
      <style:text-properties fo:color="#ffff00" style:text-position="0% 100%"/>
    </style:style>
    <style:style style:name="T5" style:family="text">
      <style:text-properties fo:color="#ffcc99" style:text-position="0% 100%"/>
    </style:style>
    <style:style style:name="T6" style:family="text">
      <style:text-properties fo:color="#ffffff" style:text-position="0% 100%"/>
    </style:style>
    <style:style style:name="T7" style:family="text">
      <style:text-properties fo:color="#23ff23" style:text-position="0% 100%"/>
    </style:style>
    <style:style style:name="T8" style:family="text">
      <style:text-properties fo:color="#ffffff" style:text-position="-33% 58%"/>
    </style:style>
    <style:style style:name="T9" style:family="text">
      <style:text-properties fo:color="#ffff00" fo:font-style="italic" style:font-style-asian="italic" style:font-style-complex="italic"/>
    </style:style>
    <style:style style:name="T10" style:family="text">
      <style:text-properties fo:color="#ffff00" fo:font-style="normal" style:font-style-asian="normal" style:font-style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ffcc99" fo:font-style="normal" style:font-style-asian="normal" style:font-style-complex="normal"/>
    </style:style>
    <style:style style:name="T13" style:family="text">
      <style:text-properties fo:color="#23ff23" fo:font-style="normal" style:font-style-asian="normal" style:font-style-complex="normal"/>
    </style:style>
    <style:style style:name="T14" style:family="text">
      <style:text-properties style:text-position="0% 100%" fo:font-style="normal" style:font-style-asian="normal" style:font-style-complex="normal"/>
    </style:style>
    <style:style style:name="T15" style:family="text">
      <style:text-properties fo:color="#ffff00" style:text-position="0% 100%" fo:font-style="normal" style:font-style-asian="normal" style:font-style-complex="normal"/>
    </style:style>
    <style:style style:name="T16" style:family="text">
      <style:text-properties fo:color="#23ff23" style:text-position="0% 100%" fo:font-family="'DejaVu Sans'" style:font-style-name="Book" style:font-family-generic="swiss" fo:font-style="normal" style:font-family-asian="'DejaVu Sans'" style:font-style-name-asian="Book" style:font-family-generic-asian="swiss" style:font-style-asian="normal" style:font-family-complex="'DejaVu Sans'" style:font-style-name-complex="Book" style:font-family-generic-complex="swiss" style:font-style-complex="normal"/>
    </style:style>
    <style:style style:name="T17" style:family="text">
      <style:text-properties fo:color="#23ff23" style:text-position="0% 100%" fo:font-style="normal" style:font-style-asian="normal" style:font-style-complex="normal"/>
    </style:style>
    <style:style style:name="T18" style:family="text">
      <style:text-properties fo:color="#23ff23" style:text-position="33% 58%" fo:font-style="normal" style:font-style-asian="normal" style:font-style-complex="normal"/>
    </style:style>
    <style:style style:name="T19" style:family="text">
      <style:text-properties fo:color="#ffcc99" style:text-position="0% 100%" fo:font-style="normal" style:font-style-asian="normal" style:font-style-complex="normal"/>
    </style:style>
    <style:style style:name="T20" style:family="text">
      <style:text-properties fo:color="#ffff00" style:text-position="33% 58%" fo:font-style="normal" style:font-style-asian="normal" style:font-style-complex="normal"/>
    </style:style>
    <style:style style:name="T21" style:family="text">
      <style:text-properties fo:color="#23ff23"/>
    </style:style>
    <style:style style:name="T22" style:family="text">
      <style:text-properties fo:color="#23ff23" style:text-position="-33% 58%"/>
    </style:style>
    <style:style style:name="T23" style:family="text">
      <style:text-properties fo:color="#ffcc99"/>
    </style:style>
    <style:style style:name="T24" style:family="text">
      <style:text-properties fo:color="#23ff23" style:text-position="33% 58%"/>
    </style:style>
    <style:style style:name="T25" style:family="text">
      <style:text-properties style:text-position="0% 100%" fo:font-style="italic" style:font-style-asian="italic" style:font-style-complex="italic"/>
    </style:style>
    <style:style style:name="T26" style:family="text">
      <style:text-properties fo:color="#ffff00" style:text-position="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➤">
        <style:list-level-properties text:space-before="4.2cm" text:min-label-width="0.6cm"/>
        <style:text-properties fo:font-family="'DejaVu Sans'" style:font-style-name="Book" style:font-family-generic="swiss" fo:color="#0099ff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8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USI275: review</presentation:footer-decl>
      <presentation:footer-decl presentation:name="ftr2">CMPTxxxx</presentation:footer-decl>
      <presentation:date-time-decl presentation:name="dtd1" presentation:source="fixed">6 Dec 2011</presentation:date-time-decl>
      <presentation:date-time-decl presentation:name="dtd2" presentation:source="current-date" style:data-style-name="D3"/>
      <draw:page draw:name="page1" draw:style-name="dp1" draw:master-page-name="TWU_5f_Templat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Semester Review</text:p>
          </draw:text-box>
        </draw:frame>
        <draw:frame presentation:style-name="pr2" draw:text-style-name="P2" draw:layer="layout" svg:width="20.32cm" svg:height="10.216cm" svg:x="3.175cm" svg:y="8.558cm" presentation:class="subtitle" presentation:user-transformed="true">
          <draw:text-box>
            <text:p text:style-name="P1"><text:span text:style-name="T1">6 Dec 2011</text:span></text:p>
            <text:p text:style-name="P1"><text:span text:style-name="T1">BUSI275</text:span></text:p>
            <text:p text:style-name="P1"><text:span text:style-name="T1">Dr. Sean Ho</text:span></text:p>
          </draw:text-box>
        </draw:frame>
        <draw:rect draw:style-name="gr1" draw:text-style-name="P3" draw:layer="layout" svg:width="9.019cm" svg:height="2.794cm" svg:x="18.288cm" svg:y="9.906cm">
          <text:list text:style-name="L2">
            <text:list-item>
              <text:p><text:span text:style-name="T2">Paper</text:span> due tomorrow</text:p>
            </text:list-item>
            <text:list-item>
              <text:p><text:span text:style-name="T2">Final</text:span> this Sat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Overview: foundation</text:p>
          </draw:text-box>
        </draw:frame>
        <draw:frame presentation:style-name="pr5" draw:layer="layout" svg:width="25.199cm" svg:height="16.284cm" svg:x="1.4cm" svg:y="3.81cm" presentation:class="outline" presentation:user-transformed="true">
          <draw:text-box>
            <text:list text:style-name="L3">
              <text:list-item>
                <text:p><text:span text:style-name="T3">Intro: </text:span><text:span text:style-name="T4">variables</text:span><text:span text:style-name="T3">, sampling </text:span><text:span text:style-name="T5">(Ch1)</text:span></text:p>
              </text:list-item>
              <text:list-item>
                <text:p><text:span text:style-name="T3">Exploring data:</text:span></text:p>
                <text:list>
                  <text:list-item>
                    <text:p><text:span text:style-name="T3">Via </text:span><text:span text:style-name="T4">charts</text:span><text:span text:style-name="T5"> (Ch2)</text:span><text:span text:style-name="T3">, via </text:span><text:span text:style-name="T4">descriptives </text:span><text:span text:style-name="T5">(Ch3)</text:span></text:p>
                  </text:list-item>
                </text:list>
              </text:list-item>
              <text:list-item>
                <text:p><text:span text:style-name="T4">Probability</text:span><text:span text:style-name="T3"> and independence</text:span><text:span text:style-name="T5"> (Ch4)</text:span></text:p>
              </text:list-item>
              <text:list-item>
                <text:p><text:span text:style-name="T6">Probability </text:span><text:span text:style-name="T4">distributions</text:span><text:span text:style-name="T6">:</text:span></text:p>
                <text:list>
                  <text:list-item>
                    <text:p><text:span text:style-name="T4">Discrete</text:span><text:span text:style-name="T3">: </text:span><text:span text:style-name="T7">binom</text:span><text:span text:style-name="T3">, </text:span><text:span text:style-name="T7">Poisson</text:span><text:span text:style-name="T3">, </text:span><text:span text:style-name="T7">hypg</text:span><text:span text:style-name="T5"> (Ch5)</text:span></text:p>
                  </text:list-item>
                  <text:list-item>
                    <text:p><text:span text:style-name="T4">Continuous</text:span><text:span text:style-name="T3">: </text:span><text:span text:style-name="T7">norm</text:span><text:span text:style-name="T3">, </text:span><text:span text:style-name="T7">unif</text:span><text:span text:style-name="T3">, </text:span><text:span text:style-name="T7">expon </text:span><text:span text:style-name="T5">(Ch6)</text:span></text:p>
                  </text:list-item>
                </text:list>
              </text:list-item>
              <text:list-item>
                <text:p><text:span text:style-name="T4">Sampling</text:span><text:span text:style-name="T3"> distributions </text:span><text:span text:style-name="T5">(Ch7, 8)</text:span></text:p>
                <text:list>
                  <text:list-item>
                    <text:p><text:span text:style-name="T3">SDSM (</text:span><text:span text:style-name="T7">norm</text:span><text:span text:style-name="T3"> and </text:span><text:span text:style-name="T7">t-dist</text:span><text:span text:style-name="T3">), </text:span><text:span text:style-name="T7">binomial</text:span></text:p>
                  </text:list-item>
                  <text:list-item>
                    <text:p><text:span text:style-name="T3">Types of problems: </text:span><text:span text:style-name="T7">% area</text:span><text:span text:style-name="T3">, </text:span><text:span text:style-name="T7">conf. int.</text:span><text:span text:style-name="T3">, </text:span><text:span text:style-name="T7">n</text:span></text:p>
                  </text:list-item>
                </text:list>
              </text:list-item>
              <text:list-item>
                <text:p><text:span text:style-name="T4">Hypothesis testing</text:span><text:span text:style-name="T6"> </text:span><text:span text:style-name="T5">(Ch9)</text:span><text:span text:style-name="T6">:</text:span></text:p>
                <text:list>
                  <text:list-item>
                    <text:p><text:span text:style-name="T6">H</text:span><text:span text:style-name="T8">0</text:span><text:span text:style-name="T6">/H</text:span><text:span text:style-name="T8">A</text:span><text:span text:style-name="T6">, rej / fail rej, Type-I/II, α/β, p-value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Overview: statistical tests</text:p>
          </draw:text-box>
        </draw:frame>
        <draw:frame presentation:style-name="pr5" draw:text-style-name="P6" draw:layer="layout" svg:width="25.199cm" svg:height="15.916cm" svg:x="1.4cm" svg:y="3.81cm" presentation:class="outline" presentation:user-transformed="true">
          <draw:text-box>
            <text:list text:style-name="L3">
              <text:list-item>
                <text:p text:style-name="P6"><text:span text:style-name="T9">T</text:span><text:span text:style-name="T10">-tests</text:span><text:span text:style-name="T11"> </text:span><text:span text:style-name="T12">(Ch10)</text:span><text:span text:style-name="T11">:</text:span></text:p>
                <text:list>
                  <text:list-item>
                    <text:p><text:span text:style-name="T11">1 sample mean (</text:span><text:span text:style-name="T12">ch9</text:span><text:span text:style-name="T11">)</text:span></text:p>
                  </text:list-item>
                  <text:list-item>
                    <text:p><text:span text:style-name="T11">Two </text:span><text:span text:style-name="T10">independent</text:span><text:span text:style-name="T11"> samples (</text:span><text:span text:style-name="T10">het</text:span><text:span text:style-name="T11"> </text:span><text:span text:style-name="T13">σ</text:span><text:span text:style-name="T11">, </text:span><text:span text:style-name="T10">hom</text:span><text:span text:style-name="T11"> </text:span><text:span text:style-name="T13">σ</text:span><text:span text:style-name="T11">)</text:span></text:p>
                  </text:list-item>
                  <text:list-item>
                    <text:p><text:span text:style-name="T10">Paired</text:span><text:span text:style-name="T11"> data (Excel type 1)</text:span></text:p>
                  </text:list-item>
                </text:list>
              </text:list-item>
              <text:list-item>
                <text:p><text:span text:style-name="T10">Regression</text:span><text:span text:style-name="T11"> </text:span><text:span text:style-name="T12">(Ch14-15)</text:span><text:span text:style-name="T11">:</text:span></text:p>
                <text:list>
                  <text:list-item>
                    <text:p><text:span text:style-name="T14">Linear </text:span><text:span text:style-name="T15">model</text:span><text:span text:style-name="T14">, </text:span><text:span text:style-name="T15">predicted</text:span><text:span text:style-name="T14"> </text:span><text:span text:style-name="T16">ŷ</text:span><text:span text:style-name="T14">, </text:span><text:span text:style-name="T15">residuals</text:span></text:p>
                  </text:list-item>
                  <text:list-item>
                    <text:p><text:span text:style-name="T17">R</text:span><text:span text:style-name="T18">2</text:span><text:span text:style-name="T14">, </text:span><text:span text:style-name="T15">F-test</text:span><text:span text:style-name="T14">, t-test on </text:span><text:span text:style-name="T15">slopes</text:span><text:span text:style-name="T14">, </text:span><text:span text:style-name="T15">interaction</text:span></text:p>
                  </text:list-item>
                </text:list>
              </text:list-item>
              <text:list-item>
                <text:p><text:span text:style-name="T15">ANOVA</text:span><text:span text:style-name="T19"> (ch12)</text:span><text:span text:style-name="T14">:</text:span></text:p>
                <text:list>
                  <text:list-item>
                    <text:p><text:span text:style-name="T15">One</text:span><text:span text:style-name="T14">-way + </text:span><text:span text:style-name="T15">Tukey-Kramer</text:span></text:p>
                  </text:list-item>
                  <text:list-item>
                    <text:p><text:span text:style-name="T15">Blocking</text:span><text:span text:style-name="T14"> (w/o repl) + Fisher's </text:span><text:span text:style-name="T15">LSD</text:span></text:p>
                  </text:list-item>
                  <text:list-item>
                    <text:p><text:span text:style-name="T15">Two</text:span><text:span text:style-name="T14">-way (w/repl), </text:span><text:span text:style-name="T15">interaction</text:span></text:p>
                  </text:list-item>
                </text:list>
              </text:list-item>
              <text:list-item>
                <text:p><text:span text:style-name="T15">χ</text:span><text:span text:style-name="T20">2</text:span><text:span text:style-name="T14"> </text:span><text:span text:style-name="T19">(ch13)</text:span><text:span text:style-name="T14">: </text:span><text:span text:style-name="T15">contingency</text:span><text:span text:style-name="T14"> tables, </text:span><text:span text:style-name="T17">O</text:span><text:span text:style-name="T14"> vs. </text:span><text:span text:style-name="T17">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Ch2-3: Exploring Data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For <text:span text:style-name="T2">nominal</text:span> variables:</text:p>
                <text:list>
                  <text:list-item>
                    <text:p><text:span text:style-name="T2">Charts</text:span>: <text:span text:style-name="T21">bar</text:span>/<text:span text:style-name="T21">col</text:span>, <text:span text:style-name="T21">pie</text:span></text:p>
                    <text:list>
                      <text:list-item>
                        <text:p>Joint distrib of <text:span text:style-name="T2">2 vars</text:span>: <text:span text:style-name="T21">pivot</text:span> table</text:p>
                      </text:list-item>
                    </text:list>
                  </text:list-item>
                  <text:list-item>
                    <text:p><text:span text:style-name="T2">Stats</text:span>: <text:span text:style-name="T21">frequency</text:span> distribution</text:p>
                  </text:list-item>
                </text:list>
              </text:list-item>
              <text:list-item>
                <text:p>For <text:span text:style-name="T2">scale</text:span> (quantitative) (interval/ratio) vars:</text:p>
                <text:list>
                  <text:list-item>
                    <text:p><text:span text:style-name="T2">Charts</text:span>: <text:span text:style-name="T21">histogram</text:span>, <text:span text:style-name="T21">ogive</text:span> (cum), <text:span text:style-name="T21">boxplot</text:span></text:p>
                    <text:list>
                      <text:list-item>
                        <text:p><text:span text:style-name="T2">2 vars</text:span>: <text:span text:style-name="T21">scatter</text:span></text:p>
                      </text:list-item>
                      <text:list-item>
                        <text:p><text:span text:style-name="T2">Time</text:span> series: <text:span text:style-name="T21">line</text:span></text:p>
                      </text:list-item>
                    </text:list>
                  </text:list-item>
                  <text:list-item>
                    <text:p><text:span text:style-name="T2">Centre</text:span>: <text:span text:style-name="T21">mean</text:span>, <text:span text:style-name="T21">median</text:span>, <text:span text:style-name="T21">mode</text:span>, (skew)</text:p>
                  </text:list-item>
                  <text:list-item>
                    <text:p><text:span text:style-name="T2">Quantile</text:span>: <text:span text:style-name="T21">Q</text:span><text:span text:style-name="T22">1</text:span><text:span text:style-name="T3">/</text:span><text:span text:style-name="T7">Q</text:span><text:span text:style-name="T22">3</text:span><text:span text:style-name="T3">, </text:span><text:span text:style-name="T7">%ile</text:span><text:span text:style-name="T3">, </text:span><text:span text:style-name="T7">IQR</text:span></text:p>
                  </text:list-item>
                  <text:list-item>
                    <text:p><text:span text:style-name="T4">Std dev</text:span><text:span text:style-name="T3">: </text:span><text:span text:style-name="T7">σ</text:span><text:span text:style-name="T3">, </text:span><text:span text:style-name="T7">s</text:span><text:span text:style-name="T3">, </text:span><text:span text:style-name="T7">CV</text:span><text:span text:style-name="T3">, </text:span><text:span text:style-name="T7">empirical</text:span><text:span text:style-name="T3"> rule, </text:span><text:span text:style-name="T7">z</text:span><text:span text:style-name="T3">-score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Ch4: Probability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2">Tree</text:span> diagrams</text:p>
              </text:list-item>
              <text:list-item>
                <text:p><text:span text:style-name="T21">P(A)</text:span> <text:span text:style-name="T2">notation</text:span>, <text:span text:style-name="T2">Venn</text:span> diagrams</text:p>
                <text:list>
                  <text:list-item>
                    <text:p><text:span text:style-name="T2">Sample space</text:span>, <text:span text:style-name="T2">outcome</text:span>, <text:span text:style-name="T2">event</text:span></text:p>
                  </text:list-item>
                  <text:list-item>
                    <text:p><text:span text:style-name="T21">∩</text:span><text:span text:style-name="T21">,</text:span> <text:span text:style-name="T21">∪,</text:span> <text:span text:style-name="T2">complement</text:span></text:p>
                  </text:list-item>
                </text:list>
              </text:list-item>
              <text:list-item>
                <text:p><text:span text:style-name="T2">Addition</text:span> rule: <text:span text:style-name="T21">A ∪ B = A + B – (A ∩ B)</text:span></text:p>
                <text:list>
                  <text:list-item>
                    <text:p><text:span text:style-name="T2">Mutual exclusivity</text:span></text:p>
                  </text:list-item>
                </text:list>
              </text:list-item>
              <text:list-item>
                <text:p><text:span text:style-name="T2">Conditional</text:span> probability</text:p>
                <text:list>
                  <text:list-item>
                    <text:p>What does it <text:span text:style-name="T2">mean</text:span>; how to <text:span text:style-name="T2">find</text:span> it (Bayes)</text:p>
                  </text:list-item>
                  <text:list-item>
                    <text:p>Statistical <text:span text:style-name="T2">independence</text:span></text:p>
                    <text:list>
                      <text:list-item>
                        <text:p>Does <text:span text:style-name="T21">P(A|B) = P(A)</text:span> 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Ch5: Discrete distributions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2">Binomial</text:span>: <text:span text:style-name="T23">BINOM(x, n, p, cum)</text:span></text:p>
                <text:list>
                  <text:list-item>
                    <text:p><text:span text:style-name="T21">x</text:span>: counting # of <text:span text:style-name="T2">successes</text:span> out of <text:span text:style-name="T21">n</text:span> trials</text:p>
                  </text:list-item>
                  <text:list-item>
                    <text:p><text:span text:style-name="T21">p</text:span>: <text:span text:style-name="T2">probability</text:span> of success (binom proportion)</text:p>
                  </text:list-item>
                </text:list>
              </text:list-item>
              <text:list-item>
                <text:p><text:span text:style-name="T2">Poisson</text:span>: <text:span text:style-name="T23">POISSON(x, λ, cum)</text:span></text:p>
                <text:list>
                  <text:list-item>
                    <text:p><text:span text:style-name="T21">x</text:span>: # <text:span text:style-name="T2">occurrences</text:span> within the time period</text:p>
                  </text:list-item>
                  <text:list-item>
                    <text:p><text:span text:style-name="T21">λ</text:span>: <text:span text:style-name="T2">mean</text:span> (expected) # occ w/in the period</text:p>
                  </text:list-item>
                </text:list>
              </text:list-item>
              <text:list-item>
                <text:p><text:span text:style-name="T2">Hypergeometric</text:span>: <text:span text:style-name="T23">HYPGEOMDIST(X, N, x, n)</text:span></text:p>
                <text:list>
                  <text:list-item>
                    <text:p><text:span text:style-name="T21">X</text:span>, <text:span text:style-name="T21">N</text:span>: # <text:span text:style-name="T2">successes</text:span> &amp; tot <text:span text:style-name="T2">size</text:span> of <text:span text:style-name="T2">population</text:span></text:p>
                    <text:list>
                      <text:list-item>
                        <text:p>Binomial p = X/N</text:p>
                      </text:list-item>
                    </text:list>
                  </text:list-item>
                  <text:list-item>
                    <text:p><text:span text:style-name="T21">x</text:span>, <text:span text:style-name="T21">n</text:span>: # <text:span text:style-name="T2">successes</text:span> &amp; tot <text:span text:style-name="T2">size</text:span> of <text:span text:style-name="T2">sample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Ch6: Continuous distributions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2">Normal</text:span>: <text:span text:style-name="T23">NORMDIST(x, μ, σ, cum)</text:span></text:p>
                <text:list>
                  <text:list-item>
                    <text:p>Also <text:span text:style-name="T23">NORMINV(area, μ, σ),</text:span><text:line-break/><text:span text:style-name="T23">NORMSDIST(z)</text:span>, <text:span text:style-name="T23">NORMSINV(area)</text:span></text:p>
                  </text:list-item>
                </text:list>
              </text:list-item>
              <text:list-item>
                <text:p><text:span text:style-name="T2">Uniform</text:span>:</text:p>
                <text:list>
                  <text:list-item>
                    <text:p>P(x) = <text:span text:style-name="T21">1/(b-a)</text:span>, μ = <text:span text:style-name="T21">(a+b)/2</text:span>, σ = <text:span text:style-name="T21">√((b-a)</text:span><text:span text:style-name="T24">2</text:span><text:span text:style-name="T7">/12)</text:span></text:p>
                  </text:list-item>
                </text:list>
              </text:list-item>
              <text:list-item>
                <text:p><text:span text:style-name="T4">Exponential</text:span><text:span text:style-name="T3">: </text:span><text:span text:style-name="T5">EXPONDIST(x, λ, cum)</text:span></text:p>
                <text:list>
                  <text:list-item>
                    <text:p><text:span text:style-name="T7">x</text:span><text:span text:style-name="T3">: </text:span><text:span text:style-name="T4">time</text:span><text:span text:style-name="T3"> between occurrences</text:span></text:p>
                  </text:list-item>
                  <text:list-item>
                    <text:p><text:span text:style-name="T7">λ</text:span><text:span text:style-name="T3">: </text:span><text:span text:style-name="T4">1 / </text:span><text:span text:style-name="T3">(</text:span><text:span text:style-name="T4">mean</text:span><text:span text:style-name="T3"> time between occurrences)</text:span></text:p>
                    <text:list>
                      <text:list-item>
                        <text:p><text:span text:style-name="T7">λ</text:span><text:span text:style-name="T3"> = expected </text:span><text:span text:style-name="T4">frequency</text:span><text:span text:style-name="T3"> of occurrences</text:span><text:span text:style-name="T3"><text:line-break/></text:span><text:span text:style-name="T3">(e.g., occurrences per min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Ch7-8: Sampling distributions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2">Sampling</text:span> distributions:</text:p>
                <text:list>
                  <text:list-item>
                    <text:p><text:span text:style-name="T2">SDSM</text:span>, w/<text:span text:style-name="T21">σ</text:span>: <text:span text:style-name="T23">NORMDIST()</text:span>, SE = <text:span text:style-name="T21">σ/√n</text:span></text:p>
                  </text:list-item>
                  <text:list-item>
                    <text:p><text:span text:style-name="T2">SDSM</text:span>, w/<text:span text:style-name="T21">s</text:span>: <text:span text:style-name="T23">TDIST()</text:span>, SE = <text:span text:style-name="T21">s/√n</text:span></text:p>
                  </text:list-item>
                  <text:list-item>
                    <text:p><text:span text:style-name="T2">Binomial</text:span> proportion: norm, SE = <text:span text:style-name="T21">√(pq / n)</text:span></text:p>
                  </text:list-item>
                </text:list>
              </text:list-item>
              <text:list-item>
                <text:p><text:span text:style-name="T2">Types</text:span> of problems: <text:span text:style-name="T21">area</text:span>, <text:span text:style-name="T21">μ</text:span>, <text:span text:style-name="T21">thresh</text:span>, <text:span text:style-name="T21">n</text:span>, <text:span text:style-name="T21">σ</text:span></text:p>
                <text:list>
                  <text:list-item>
                    <text:p><text:span text:style-name="T21">Area</text:span>: <text:span text:style-name="T2">prob</text:span> of getting a sample in given range</text:p>
                  </text:list-item>
                  <text:list-item>
                    <text:p><text:span text:style-name="T21">Threshold</text:span>: e.g., <text:span text:style-name="T2">confidence interval</text:span></text:p>
                  </text:list-item>
                  <text:list-item>
                    <text:p><text:span text:style-name="T21">n</text:span>: minimum <text:span text:style-name="T2">sample size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Ch9: Hypothesis testing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2">Decision</text:span> making</text:p>
              </text:list-item>
              <text:list-item>
                <text:p><text:span text:style-name="T21">H</text:span><text:span text:style-name="T22">0</text:span><text:span text:style-name="T3"> vs. </text:span><text:span text:style-name="T7">H</text:span><text:span text:style-name="T22">A</text:span><text:span text:style-name="T3"> , in </text:span><text:span text:style-name="T4">words</text:span><text:span text:style-name="T3"> and </text:span><text:span text:style-name="T4">notation</text:span><text:span text:style-name="T3"> (e.g., </text:span><text:span text:style-name="T7">μ</text:span><text:span text:style-name="T22">1</text:span><text:span text:style-name="T7"> ≠ μ</text:span><text:span text:style-name="T22">2</text:span><text:span text:style-name="T3">)</text:span></text:p>
              </text:list-item>
              <text:list-item>
                <text:p><text:span text:style-name="T4">Conclusions</text:span><text:span text:style-name="T3">: </text:span><text:span text:style-name="T4">reject</text:span><text:span text:style-name="T3"> </text:span><text:span text:style-name="T7">H</text:span><text:span text:style-name="T22">0</text:span><text:span text:style-name="T3"> vs. </text:span><text:span text:style-name="T4">fail</text:span><text:span text:style-name="T3"> to reject </text:span><text:span text:style-name="T7">H</text:span><text:span text:style-name="T22">0</text:span></text:p>
              </text:list-item>
              <text:list-item>
                <text:p><text:span text:style-name="T3">Risks/</text:span><text:span text:style-name="T4">errors</text:span><text:span text:style-name="T3">: </text:span><text:span text:style-name="T4">Type</text:span><text:span text:style-name="T3">-</text:span><text:span text:style-name="T7">I</text:span><text:span text:style-name="T3"> vs. </text:span><text:span text:style-name="T4">Type</text:span><text:span text:style-name="T3">-</text:span><text:span text:style-name="T7">II</text:span></text:p>
                <text:list>
                  <text:list-item>
                    <text:p><text:span text:style-name="T3">Level of </text:span><text:span text:style-name="T4">significance</text:span><text:span text:style-name="T3">: </text:span><text:span text:style-name="T7">α</text:span></text:p>
                  </text:list-item>
                  <text:list-item>
                    <text:p><text:span text:style-name="T4">Power</text:span><text:span text:style-name="T3">:</text:span><text:span text:style-name="T7"> 1-β</text:span></text:p>
                  </text:list-item>
                </text:list>
              </text:list-item>
              <text:list-item>
                <text:p><text:span text:style-name="T7">p</text:span><text:span text:style-name="T3">-value: what is it, how do we use it?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Ch10: t-tests</text:p>
          </draw:text-box>
        </draw:frame>
        <draw:frame presentation:style-name="pr5" draw:layer="layout" svg:width="25.199cm" svg:height="15.517cm" svg:x="1.4cm" svg:y="3.81cm" presentation:class="outline" presentation:user-transformed="true">
          <draw:text-box>
            <text:list text:style-name="L3">
              <text:list-item>
                <text:p>T-test on <text:span text:style-name="T2">1</text:span> sample <text:span text:style-name="T23">(ch8-9)</text:span>:</text:p>
                <text:list>
                  <text:list-item>
                    <text:p>SDSM: <text:span text:style-name="T2">SE</text:span> = <text:span text:style-name="T21">s/√n</text:span></text:p>
                  </text:list-item>
                  <text:list-item>
                    <text:p>Binomial proportions: <text:span text:style-name="T2">SE</text:span> = <text:span text:style-name="T21">√(pq/n)</text:span></text:p>
                  </text:list-item>
                </text:list>
              </text:list-item>
              <text:list-item>
                <text:p>T-test on <text:span text:style-name="T2">two independent</text:span> samples, general:</text:p>
                <text:list>
                  <text:list-item>
                    <text:p><text:span text:style-name="T2">SE</text:span> = <text:span text:style-name="T21">√(SE</text:span><text:span text:style-name="T22">1</text:span><text:span text:style-name="T24">2</text:span><text:span text:style-name="T7"> + SE</text:span><text:span text:style-name="T22">2</text:span><text:span text:style-name="T24">2</text:span><text:span text:style-name="T7">)</text:span><text:span text:style-name="T3">, </text:span><text:span text:style-name="T4">df</text:span><text:span text:style-name="T3"> = complicated</text:span></text:p>
                  </text:list-item>
                </text:list>
              </text:list-item>
              <text:list-item>
                <text:p>T-test on<text:span text:style-name="T2"> two independent</text:span> samples, <text:span text:style-name="T2">similar</text:span> <text:span text:style-name="T21">σ</text:span>:</text:p>
                <text:list>
                  <text:list-item>
                    <text:p><text:span text:style-name="T2">SE</text:span> = <text:span text:style-name="T21">s</text:span><text:span text:style-name="T22">p</text:span><text:span text:style-name="T7"> √(1/n</text:span><text:span text:style-name="T22">1</text:span><text:span text:style-name="T7"> + 1/n</text:span><text:span text:style-name="T22">2</text:span><text:span text:style-name="T7">)</text:span><text:span text:style-name="T3">, </text:span><text:span text:style-name="T4">df</text:span><text:span text:style-name="T3"> = </text:span><text:span text:style-name="T7">df</text:span><text:span text:style-name="T22">1</text:span><text:span text:style-name="T7"> + df</text:span><text:span text:style-name="T22">2</text:span></text:p>
                  </text:list-item>
                </text:list>
              </text:list-item>
              <text:list-item>
                <text:p><text:span text:style-name="T3">T-test on two </text:span><text:span text:style-name="T4">proportions</text:span><text:span text:style-name="T3">:</text:span></text:p>
                <text:list>
                  <text:list-item>
                    <text:p><text:span text:style-name="T4">SE</text:span><text:span text:style-name="T3"> = </text:span><text:span text:style-name="T7">√(SE</text:span><text:span text:style-name="T22">1</text:span><text:span text:style-name="T24">2</text:span><text:span text:style-name="T7"> + SE</text:span><text:span text:style-name="T22">2</text:span><text:span text:style-name="T24">2</text:span><text:span text:style-name="T7">)</text:span><text:span text:style-name="T3">, use </text:span><text:span text:style-name="T7">z</text:span><text:span text:style-name="T3"> instead of t</text:span></text:p>
                  </text:list-item>
                </text:list>
              </text:list-item>
              <text:list-item>
                <text:p><text:span text:style-name="T3">T-test on </text:span><text:span text:style-name="T4">paired</text:span><text:span text:style-name="T3"> data:</text:span></text:p>
                <text:list>
                  <text:list-item>
                    <text:p><text:span text:style-name="T4">SE</text:span><text:span text:style-name="T3"> = </text:span><text:span text:style-name="T7">s</text:span><text:span text:style-name="T22">d</text:span><text:span text:style-name="T7"> / √n</text:span><text:span text:style-name="T3">, </text:span><text:span text:style-name="T4">df</text:span><text:span text:style-name="T3"> = </text:span><text:span text:style-name="T7">(#pairs) – 1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Ch14-15: Regression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2">Scatter</text:span> plots and <text:span text:style-name="T2">correlation</text:span>, <text:span text:style-name="T2">t-test</text:span> on <text:span text:style-name="T21">r</text:span></text:p>
                <text:list>
                  <text:list-item>
                    <text:p><text:span text:style-name="T21">R</text:span><text:span text:style-name="T24">2</text:span><text:span text:style-name="T3"> and % </text:span><text:span text:style-name="T4">variability</text:span><text:span text:style-name="T3"> explained</text:span></text:p>
                  </text:list-item>
                </text:list>
              </text:list-item>
              <text:list-item>
                <text:p><text:span text:style-name="T3">Linear </text:span><text:span text:style-name="T4">model</text:span><text:span text:style-name="T3"> </text:span><text:span text:style-name="T7">Y = b</text:span><text:span text:style-name="T22">0</text:span><text:span text:style-name="T7"> + b</text:span><text:span text:style-name="T22">1</text:span><text:span text:style-name="T7">X + ε</text:span></text:p>
                <text:list>
                  <text:list-item>
                    <text:p><text:span text:style-name="T3">Finding+interpreting </text:span><text:span text:style-name="T4">slope</text:span><text:span text:style-name="T3">+</text:span><text:span text:style-name="T4">intercept</text:span></text:p>
                  </text:list-item>
                  <text:list-item>
                    <text:p><text:span text:style-name="T3">Finding+interpreting </text:span><text:span text:style-name="T7">s</text:span><text:span text:style-name="T22">ε</text:span><text:span text:style-name="T3"> (</text:span><text:span text:style-name="T5">STEYX</text:span><text:span text:style-name="T3">)</text:span></text:p>
                  </text:list-item>
                </text:list>
              </text:list-item>
              <text:list-item>
                <text:p><text:span text:style-name="T4">Assumptions</text:span><text:span text:style-name="T3"> / diagnostics:</text:span></text:p>
                <text:list>
                  <text:list-item>
                    <text:p><text:span text:style-name="T4">Linearity</text:span><text:span text:style-name="T3"> + </text:span><text:span text:style-name="T4">homoscedasticity</text:span><text:span text:style-name="T3"> (</text:span><text:span text:style-name="T7">residual plots</text:span><text:span text:style-name="T3">)</text:span></text:p>
                  </text:list-item>
                  <text:list-item>
                    <text:p><text:span text:style-name="T4">Normality</text:span><text:span text:style-name="T3"> of residuals (</text:span><text:span text:style-name="T7">histogram</text:span><text:span text:style-name="T3">)</text:span></text:p>
                  </text:list-item>
                  <text:list-item>
                    <text:p><text:span text:style-name="T25">(skip: non-collinearity + indep of resids)</text:span></text:p>
                  </text:list-item>
                </text:list>
              </text:list-item>
              <text:list-item>
                <text:p><text:span text:style-name="T4">Multiple</text:span><text:span text:style-name="T3"> regression + concept of </text:span><text:span text:style-name="T4">moderation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Ch12-13: Categorical data</text:p>
          </draw:text-box>
        </draw:frame>
        <draw:frame presentation:style-name="pr5" draw:layer="layout" svg:width="25.199cm" svg:height="15.644cm" svg:x="1.4cm" svg:y="3.81cm" presentation:class="outline" presentation:user-transformed="true">
          <draw:text-box>
            <text:list text:style-name="L3">
              <text:list-item>
                <text:p><text:span text:style-name="T23">Ch12</text:span>: <text:span text:style-name="T2">ANOVA</text:span>:</text:p>
                <text:list>
                  <text:list-item>
                    <text:p><text:span text:style-name="T21">H</text:span><text:span text:style-name="T22">0</text:span><text:span text:style-name="T3"> / </text:span><text:span text:style-name="T7">H</text:span><text:span text:style-name="T22">A</text:span><text:span text:style-name="T3">, global </text:span><text:span text:style-name="T7">F</text:span><text:span text:style-name="T3">-test, concept of </text:span><text:span text:style-name="T4">follow-up</text:span></text:p>
                  </text:list-item>
                  <text:list-item>
                    <text:p><text:span text:style-name="T4">One-way</text:span><text:span text:style-name="T3"> ANOVA + </text:span><text:span text:style-name="T4">Tukey-Kramer</text:span></text:p>
                  </text:list-item>
                  <text:list-item>
                    <text:p><text:span text:style-name="T4">Blocking</text:span><text:span text:style-name="T3"> ANOVA + </text:span><text:span text:style-name="T4">Fisher's LSD</text:span></text:p>
                    <text:list>
                      <text:list-item>
                        <text:p><text:span text:style-name="T3">F-test for main </text:span><text:span text:style-name="T4">factor</text:span><text:span text:style-name="T3"> effect</text:span></text:p>
                      </text:list-item>
                      <text:list-item>
                        <text:p><text:span text:style-name="T3">F-test for whether </text:span><text:span text:style-name="T4">blocking</text:span><text:span text:style-name="T3"> is needed</text:span></text:p>
                      </text:list-item>
                    </text:list>
                  </text:list-item>
                  <text:list-item>
                    <text:p><text:span text:style-name="T4">Two-way</text:span><text:span text:style-name="T3"> ANOVA</text:span></text:p>
                    <text:list>
                      <text:list-item>
                        <text:p><text:span text:style-name="T3">F-test for each </text:span><text:span text:style-name="T4">main</text:span><text:span text:style-name="T3"> effect</text:span></text:p>
                      </text:list-item>
                      <text:list-item>
                        <text:p><text:span text:style-name="T3">F-test for </text:span><text:span text:style-name="T4">interac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5">Ch13</text:span><text:span text:style-name="T3">: </text:span><text:span text:style-name="T4">χ</text:span><text:span text:style-name="T26">2</text:span><text:span text:style-name="T3"> (</text:span><text:span text:style-name="T7">O</text:span><text:span text:style-name="T3"> vs. </text:span><text:span text:style-name="T7">E</text:span><text:span text:style-name="T3">)</text:span></text:p>
                <text:list>
                  <text:list-item>
                    <text:p><text:span text:style-name="T4">1 var</text:span><text:span text:style-name="T3"> vs. </text:span><text:span text:style-name="T4">uniform</text:span><text:span text:style-name="T3">, </text:span><text:span text:style-name="T4">normal</text:span></text:p>
                  </text:list-item>
                  <text:list-item>
                    <text:p><text:span text:style-name="T4">2 vars</text:span><text:span text:style-name="T3"> (</text:span><text:span text:style-name="T4">contingency</text:span><text:span text:style-name="T3"> table): </text:span><text:span text:style-name="T4">independence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h" style:country-asian="TW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102cm" svg:stroke-color="#ffffff" draw:marker-start-width="0.352cm" draw:marker-start-center="false" draw:marker-end-width="0.352cm" draw:marker-end-center="false" draw:fill="none" draw:fill-color="#e6e6e6" draw:fill-gradient-name="Gradient_20_7" draw:fill-hatch-name="Hatch_20_4" draw:fill-image-name="Bitmape_20_5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05cm" draw:shadow-offset-y="0.305cm" draw:shadow-color="#808080" draw:line-distance="0.762cm">
        <text:list-style style:name="standard">
          <text:list-level-style-bullet text:level="1" text:bullet-char="●">
            <style:list-level-properties text:space-before="0.254cm" text:min-label-width="0.508cm"/>
            <style:text-properties fo:font-family="StarSymbol" style:font-charset="x-symbol" fo:color="#ffffff" fo:font-size="85%"/>
          </text:list-level-style-bullet>
          <text:list-level-style-bullet text:level="2" text:bullet-char="●">
            <style:list-level-properties text:space-before="0.508cm" text:min-label-width="0.508cm"/>
            <style:text-properties fo:font-family="StarSymbol" style:font-charset="x-symbol" fo:color="#ffffff" fo:font-size="85%"/>
          </text:list-level-style-bullet>
          <text:list-level-style-bullet text:level="3" text:bullet-char="●">
            <style:list-level-properties text:space-before="0.762cm" text:min-label-width="0.508cm"/>
            <style:text-properties fo:font-family="StarSymbol" style:font-charset="x-symbol" fo:color="#ffffff" fo:font-size="85%"/>
          </text:list-level-style-bullet>
          <text:list-level-style-bullet text:level="4" text:bullet-char="●">
            <style:list-level-properties text:space-before="1.016cm" text:min-label-width="0.508cm"/>
            <style:text-properties fo:font-family="StarSymbol" style:font-charset="x-symbol" fo:color="#ffffff" fo:font-size="85%"/>
          </text:list-level-style-bullet>
          <text:list-level-style-bullet text:level="5" text:bullet-char="●">
            <style:list-level-properties text:space-before="1.27cm" text:min-label-width="0.508cm"/>
            <style:text-properties fo:font-family="StarSymbol" style:font-charset="x-symbol" fo:color="#ffffff" fo:font-size="85%"/>
          </text:list-level-style-bullet>
          <text:list-level-style-bullet text:level="6" text:bullet-char="●">
            <style:list-level-properties text:space-before="1.524cm" text:min-label-width="0.508cm"/>
            <style:text-properties fo:font-family="StarSymbol" style:font-charset="x-symbol" fo:color="#ffffff" fo:font-size="85%"/>
          </text:list-level-style-bullet>
          <text:list-level-style-bullet text:level="7" text:bullet-char="●">
            <style:list-level-properties text:space-before="1.778cm" text:min-label-width="0.508cm"/>
            <style:text-properties fo:font-family="StarSymbol" style:font-charset="x-symbol" fo:color="#ffffff" fo:font-size="85%"/>
          </text:list-level-style-bullet>
          <text:list-level-style-bullet text:level="8" text:bullet-char="●">
            <style:list-level-properties text:space-before="2.032cm" text:min-label-width="0.508cm"/>
            <style:text-properties fo:font-family="StarSymbol" style:font-charset="x-symbol" fo:color="#ffffff" fo:font-size="85%"/>
          </text:list-level-style-bullet>
          <text:list-level-style-bullet text:level="9" text:bullet-char="●">
            <style:list-level-properties text:space-before="2.286cm" text:min-label-width="0.508cm"/>
            <style:text-properties fo:font-family="StarSymbol" style:font-charset="x-symbol" fo:color="#ffffff" fo:font-size="85%"/>
          </text:list-level-style-bullet>
          <text:list-level-style-bullet text:level="10" text:bullet-char="●">
            <style:list-level-properties text:space-before="2.54cm" text:min-label-width="0.508cm"/>
            <style:text-properties fo:font-family="StarSymbol" style:font-charset="x-symbol" fo:color="#ffffff" fo:font-size="8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DejaVu Sans'" style:font-style-name="Book" style:font-family-generic="swiss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AR PL UKai TW'" style:font-style-name-asian="Book" style:font-pitch-asian="variable" style:font-size-asian="18pt" style:language-asian="zh" style:country-asian="TW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02cm" svg:stroke-color="#ffffff" draw:marker-start="Arrow" draw:marker-start-width="0.635cm" draw:marker-start-center="true" draw:marker-end-width="0.229cm"/>
    </style:style>
    <style:style style:name="objectwithshadow" style:family="graphic" style:parent-style-name="standard">
      <style:graphic-properties draw:shadow="visible" draw:shadow-offset-x="0.203cm" draw:shadow-offset-y="0.203cm" draw:shadow-color="#808080" draw:shadow-opacity="50%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Ultrafine_20_Dashed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279cm" fo:margin-bottom="0.203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279cm" fo:margin-bottom="0.203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279cm" fo:margin-bottom="0.203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102cm" svg:stroke-color="#ffffff" draw:marker-start="Arrow" draw:marker-start-width="0.356cm" draw:marker-end="Arrow" draw:marker-end-width="0.356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textarea-vertical-align="middle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DejaVu Sans'" style:font-style-name="Bold" style:font-family-generic="swiss" style:font-pitch="variable" fo:font-size="14pt" fo:text-shadow="none" fo:font-weight="bold" style:font-family-asian="'AR PL UKai TW'" style:font-style-name-asian="Book" style:font-pitch-asian="variabl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➤">
            <style:list-level-properties text:space-before="4.2cm" text:min-label-width="0.6cm"/>
            <style:text-properties fo:font-family="'DejaVu Sans'" style:font-style-name="Book" style:font-family-generic="swiss" fo:color="#0099ff" fo:font-size="8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3cm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254cm" fo:text-indent="-0.8cm"/>
      <style:text-properties fo:font-size="26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254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 draw:auto-grow-height="false" fo:wrap-option="wrap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5f_Template-background" style:display-name="TWU_Template-background" style:family="presentation">
      <style:graphic-properties draw:stroke="none" draw:fill="bitmap" draw:fill-image-name="TWU_20_Swoosh" style:repeat="stretch"/>
    </style:style>
    <style:style style:name="TWU_5f_Template-backgroundobjects" style:display-name="TWU_Template-backgroundobjects" style:family="presentation">
      <style:graphic-properties draw:shadow="hidden" draw:shadow-offset-x="0.3cm" draw:shadow-offset-y="0.3cm" draw:shadow-color="#808080"/>
    </style:style>
    <style:style style:name="TWU_5f_Template-notes" style:display-name="TWU_Template-notes" style:family="presentation">
      <style:graphic-properties draw:stroke="none" draw:fill="none">
        <text:list-style style:name="TWU_5f_Template-notes" style:display-name="TWU_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5f_Template-outline1" style:display-name="TWU_Template-outline1" style:family="presentation">
      <style:graphic-properties draw:stroke="none" draw:fill="none">
        <text:list-style style:name="TWU_5f_Template-outline1" style:display-name="TWU_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outline2" style:display-name="TWU_Template-outline2" style:family="presentation" style:parent-style-name="TWU_5f_Templat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5f_Template-outline3" style:display-name="TWU_Template-outline3" style:family="presentation" style:parent-style-name="TWU_5f_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5f_Template-outline4" style:display-name="TWU_Template-outline4" style:family="presentation" style:parent-style-name="TWU_5f_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5f_Template-outline5" style:display-name="TWU_Template-outline5" style:family="presentation" style:parent-style-name="TWU_5f_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6" style:display-name="TWU_Template-outline6" style:family="presentation" style:parent-style-name="TWU_5f_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5f_Template-outline7" style:display-name="TWU_Template-outline7" style:family="presentation" style:parent-style-name="TWU_5f_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5f_Template-outline8" style:display-name="TWU_Template-outline8" style:family="presentation" style:parent-style-name="TWU_5f_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9" style:display-name="TWU_Template-outline9" style:family="presentation" style:parent-style-name="TWU_5f_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5f_Template-subtitle" style:display-name="TWU_Template-subtitle" style:family="presentation">
      <style:graphic-properties draw:stroke="none" draw:fill="none" draw:textarea-vertical-align="middle">
        <text:list-style style:name="TWU_5f_Template-subtitle" style:display-name="TWU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title" style:display-name="TWU_Template-title" style:family="presentation">
      <style:graphic-properties draw:stroke="none" draw:fill="none" draw:textarea-vertical-align="bottom">
        <text:list-style style:name="TWU_5f_Template-title" style:display-name="TWU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3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WU_5f_Template-title">
      <style:graphic-properties draw:fill-color="#ffffff" draw:auto-grow-height="false" fo:min-height="3.507cm"/>
    </style:style>
    <style:style style:name="Mpr7" style:family="presentation" style:parent-style-name="TWU_5f_Template-outline1">
      <style:graphic-properties draw:fill-color="#ffffff" draw:auto-grow-height="false" fo:min-height="13.86cm"/>
    </style:style>
    <style:style style:name="Mpr8" style:family="presentation" style:parent-style-name="TWU_5f_Templa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TWU_5f_Templat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WU_5f_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979cm" svg:height="5.983cm" svg:x="1cm" svg:y="3.195cm"/>
      <draw:page-thumbnail draw:layer="backgroundobjects" svg:width="7.979cm" svg:height="5.983cm" svg:x="1cm" svg:y="12.411cm"/>
      <draw:page-thumbnail draw:layer="backgroundobjects" svg:width="7.979cm" svg:height="5.983cm" svg:x="9.98cm" svg:y="3.195cm"/>
      <draw:page-thumbnail draw:layer="backgroundobjects" svg:width="7.979cm" svg:height="5.983cm" svg:x="9.98cm" svg:y="12.411cm"/>
      <draw:page-thumbnail draw:layer="backgroundobjects" svg:width="7.979cm" svg:height="5.983cm" svg:x="18.96cm" svg:y="3.195cm"/>
      <draw:page-thumbnail draw:layer="backgroundobjects" svg:width="7.979cm" svg:height="5.983cm" svg:x="18.96cm" svg:y="12.411cm"/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0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1" draw:layer="backgroundobjects" svg:width="25.199cm" svg:height="14.963cm" svg:x="1.4cm" svg:y="3.81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19.9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5" draw:layer="backgroundobjects" svg:width="14.01cm" svg:height="0.837cm" svg:x="5.04cm" svg:y="19.909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19.909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9.922cm" svg:height="0.414cm" svg:x="0cm" svg:y="3.2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5f_Template" style:display-name="TWU_Template" style:page-layout-name="PM1" draw:style-name="Mdp2">
      <draw:frame presentation:style-name="Mpr6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7" draw:text-style-name="MP7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8" draw:text-style-name="MP5" draw:layer="backgroundobjects" svg:width="13.758cm" svg:height="1.448cm" svg:x="4.657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office:forms form:automatic-focus="false" form:apply-design-mode="false"/>
        <draw:page-thumbnail presentation:style-name="TWU_5f_Template-title" draw:layer="backgroundobjects" svg:width="13.968cm" svg:height="10.476cm" svg:x="3.81cm" svg:y="2.123cm" presentation:class="page"/>
        <draw:frame presentation:style-name="TWU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302</meta:generator>
    <meta:creation-date>2011-09-14T21:38:31</meta:creation-date>
    <dc:language>en-US</dc:language>
    <meta:editing-cycles>209</meta:editing-cycles>
    <meta:editing-duration>P1DT21H12M17S</meta:editing-duration>
    <dc:description>A basic template for in-class lectures.
White text on a dark blue background; highlights are in yellow and Green 3.
I tend to pack more text per slide than most, so the font sizes are smaller accordingly.
TWU logo is direct from UComm's site, converted to a path, and filled with a transparent gradient.

Sean Ho, 2005-2011</dc:description>
    <meta:keyword>lecture</meta:keyword>
    <meta:keyword>course</meta:keyword>
    <meta:keyword>dark bg</meta:keyword>
    <dc:title>TWU Template</dc:title>
    <meta:initial-creator>Sean Ho</meta:initial-creator>
    <dc:date>2011-12-06T11:18:04</dc:date>
    <dc:creator>Sean Ho</dc:creator>
    <meta:document-statistic meta:object-count="205"/>
    <meta:user-defined meta:name="Owner">Sean Ho</meta:user-defined>
    <meta:template xlink:type="simple" xlink:actuate="onRequest" xlink:title="TWU Template" xlink:href="../../../../../../../templates/TWU_Template.otp" meta:date="2011-09-14T21:38:31"/>
  </office:meta>
</office:document-meta>
</file>